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cket Loss (%)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Packets Received</text:p>
          </table:table-cell>
          <table:table-cell office:value-type="string" calcext:value-type="string">
            <text:p>Packets Lost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Length of Song (s)</text:p>
          </table:table-cell>
          <table:table-cell office:value-type="string" calcext:value-type="string">
            <text:p>Time Buffering (s)</text:p>
          </table:table-cell>
          <table:table-cell office:value-type="string" calcext:value-type="string">
            <text:p>Delay (ms)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011" calcext:value-type="float">
            <text:p>164011</text:p>
          </table:table-cell>
          <table:table-cell office:value-type="float" office:value="164003" calcext:value-type="float">
            <text:p>164003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rver hung 8 packets before end of so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5:16:26.953956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43:55.740301667</meta:creation-date>
    <dc:date>2019-02-27T16:20:21.688326506</dc:date>
    <meta:editing-duration>PT16M10S</meta:editing-duration>
    <meta:editing-cycles>4</meta:editing-cycles>
    <meta:generator>LibreOffice/6.1.5.2$Linux_X86_64 LibreOffice_project/10$Build-2</meta:generator>
    <meta:document-statistic meta:table-count="1" meta:cell-count="114" meta:object-count="0"/>
  </office:meta>
</office:document-meta>
</file>